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0203" officeooo:paragraph-rsid="000c0203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officeooo:rsid="000c0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ileen Guerrero <text:span text:style-name="T2">Gómez – Ing de sistemas</text:span></text:p>
      <text:p text:style-name="P1">Laboratorio 1</text:p>
      <text:p text:style-name="Standard"/>
      <text:list xml:id="list1434835304" text:style-name="WWNum1">
        <text:list-item>
          <text:p text:style-name="P2">ConvertTo-Html</text:p>
        </text:list-item>
        <text:list-item>
          <text:p text:style-name="P2">Out-Printer</text:p>
        </text:list-item>
      </text:list>
      <text:p text:style-name="Standard"/>
      <text:list xml:id="list204846719104194" text:continue-numbering="true" text:style-name="WWNum1">
        <text:list-item>
          <text:p text:style-name="P3"/>
        </text:list-item>
      </text:list>
      <text:p text:style-name="Standard"/>
      <text:p text:style-name="Standard">Name <text:s text:c="25"/><text:tab/>Category <text:s/>Module <text:s text:c="15"/><text:tab/>Synopsis</text:p>
      <text:p text:style-name="Standard">---- <text:s text:c="25"/><text:tab/>-------- <text:s/>------ <text:s text:c="15"/><text:tab/>--------</text:p>
      <text:p text:style-name="Standard">Enter-PSHostProcess <text:s text:c="10"/><text:tab/>Cmdlet<text:tab/>Microsoft.PowerShell.Core Connects to and enters in...</text:p>
      <text:p text:style-name="Standard">Exit-PSHostProcess <text:s text:c="11"/><text:tab/>Cmdlet<text:tab/>Microsoft.PowerShell.Core Closes an interactive ses...</text:p>
      <text:p text:style-name="Standard">Get-PSHostProcessInfo <text:s text:c="8"/><text:tab/>Cmdlet<text:tab/>Microsoft.PowerShell.Core</text:p>
      <text:p text:style-name="Standard">Debug-Process <text:s text:c="16"/><text:tab/>Cmdlet<text:tab/>Microsoft.PowerShell.M... Debugs one or more proces...</text:p>
      <text:p text:style-name="Standard">Get-Process <text:s text:c="18"/><text:tab/>Cmdlet<text:tab/>Microsoft.PowerShell.M... Gets the processes that a...</text:p>
      <text:p text:style-name="Standard">Start-Process <text:s text:c="16"/><text:tab/>Cmdlet<text:tab/>Microsoft.PowerShell.M... Starts one or more proces...</text:p>
      <text:p text:style-name="Standard">Stop-Process <text:s text:c="17"/><text:tab/>Cmdlet<text:tab/>Microsoft.PowerShell.M... Stops one or more running...</text:p>
      <text:p text:style-name="Standard">Wait-Process <text:s text:c="17"/><text:tab/>Cmdlet<text:tab/>Microsoft.PowerShell.M... Waits for the processes t...</text:p>
      <text:p text:style-name="Standard">Get-AppvVirtualProcess <text:s text:c="7"/><text:tab/>Function <text:s/>AppvClient <text:s text:c="11"/><text:tab/>...</text:p>
      <text:p text:style-name="Standard">Start-AppvVirtualProcess <text:s text:c="5"/><text:tab/>Function <text:s/>AppvClient <text:s text:c="11"/><text:tab/>...</text:p>
      <text:p text:style-name="Standard">ConvertTo-ProcessMitigationPolicy Cmdlet<text:tab/>ProcessMitigations <text:s text:c="3"/><text:tab/>ConvertTo-ProcessMitigati...</text:p>
      <text:p text:style-name="Standard">Get-ProcessMitigation <text:s text:c="8"/><text:tab/>Cmdlet<text:tab/>ProcessMitigations <text:s text:c="3"/><text:tab/>Get-ProcessMitigation...</text:p>
      <text:p text:style-name="Standard">Set-ProcessMitigation <text:s text:c="8"/><text:tab/>Cmdlet<text:tab/>ProcessMitigations <text:s text:c="3"/><text:tab/>Set-ProcessMitigation...</text:p>
      <text:p text:style-name="Standard"/>
      <text:p text:style-name="Standard"/>
      <text:p text:style-name="Standard"/>
      <text:list xml:id="list204846836912291" text:continue-numbering="true" text:style-name="WWNum1">
        <text:list-item>
          <text:p text:style-name="P2">-New-EventLog</text:p>
        </text:list-item>
        <text:list-item>
          <text:p text:style-name="P2">-</text:p>
        </text:list-item>
      </text:list>
      <text:p text:style-name="Standard"/>
      <text:p text:style-name="Standard">Name <text:s text:c="25"/><text:tab/>Category <text:s/>Module <text:s text:c="15"/><text:tab/>Synopsis</text:p>
      <text:p text:style-name="Standard">---- <text:s text:c="25"/><text:tab/>-------- <text:s/>------ <text:s text:c="15"/><text:tab/>--------</text:p>
      <text:p text:style-name="Standard">Export-Alias <text:s text:c="17"/><text:tab/>Cmdlet<text:tab/>Microsoft.PowerShell.U... Exports information about...</text:p>
      <text:p text:style-name="Standard">Get-Alias <text:s text:c="20"/><text:tab/>Cmdlet<text:tab/>Microsoft.PowerShell.U... Gets the aliases for the ...</text:p>
      <text:p text:style-name="Standard">Import-Alias <text:s text:c="17"/><text:tab/>Cmdlet<text:tab/>Microsoft.PowerShell.U... Imports an alias list fro...</text:p>
      <text:p text:style-name="Standard">New-Alias <text:s text:c="20"/><text:tab/>Cmdlet<text:tab/>Microsoft.PowerShell.U... Creates a new alias.</text:p>
      <text:p text:style-name="Standard">Set-Alias <text:s text:c="20"/><text:tab/>Cmdlet<text:tab/>Microsoft.PowerShell.U... Creates or changes an ali...</text:p>
      <text:p text:style-name="Standard">Alias <text:s text:c="24"/><text:tab/>Provider <text:s/>Microsoft.PowerShell.Core Provides access to the Wi...</text:p>
      <text:p text:style-name="Standard">about_Aliases <text:s text:c="16"/><text:tab/>HelpFile <text:s text:c="23"/><text:tab/>Describes how to use alte...</text:p>
      <text:p text:style-name="Standard"/>
      <text:p text:style-name="Standard"/>
      <text:list xml:id="list204846599548926" text:continue-numbering="true" text:style-name="WWNum1">
        <text:list-item>
          <text:p text:style-name="P2">get-help Start-Transcript</text:p>
        </text:list-item>
        <text:list-item>
          <text:p text:style-name="P2">Get-EventLog -LogName Security -Newest 100</text:p>
        </text:list-item>
        <text:list-item>
          <text:p text:style-name="P2">Get-Service -ComputerName “ ”</text:p>
        </text:list-item>
        <text:list-item>
          <text:p text:style-name="P2">Get-Process -ComputerName “ ”</text:p>
        </text:list-item>
        <text:list-item>
          <text:p text:style-name="P2">Out-File-Width 2000</text:p>
        </text:list-item>
        <text:list-item>
          <text:p text:style-name="P2">Get-Process | Out-File procesos.txt -NoClob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20:48:44.663805427</dc:date>
    <meta:editing-duration>PT1M14S</meta:editing-duration>
    <meta:editing-cycles>1</meta:editing-cycles>
    <meta:document-statistic meta:table-count="0" meta:image-count="0" meta:object-count="0" meta:page-count="1" meta:paragraph-count="37" meta:word-count="192" meta:character-count="2335" meta:non-whitespace-character-count="1660"/>
    <meta:generator>LibreOffice/6.0.7.3$Linux_X86_64 LibreOffice_project/00m0$Build-3</meta:generator>
  </office:meta>
</office:document-meta>
</file>